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7d861" officeooo:paragraph-rsid="0027d861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83227" officeooo:paragraph-rsid="00283227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7d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Fotograf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Path</text:p>
          </table:table-cell>
          <table:table-cell table:style-name="Table2.A1" office:value-type="string">
            <text:p text:style-name="P5">Percorso del file system della fotogfrafia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1:34.217616591</dc:date>
    <meta:editing-duration>PT14M47S</meta:editing-duration>
    <meta:editing-cycles>16</meta:editing-cycles>
    <meta:document-statistic meta:table-count="2" meta:image-count="0" meta:object-count="0" meta:page-count="1" meta:paragraph-count="36" meta:word-count="55" meta:character-count="376" meta:non-whitespace-character-count="357"/>
  </office:meta>
</office:document-meta>
</file>